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7" calcext:value-type="float">
            <text:p>1537</text:p>
          </table:table-cell>
          <table:table-cell table:style-name="ce7" table:formula="of:=COUNTIF([.B7:.B999998];&quot;X&quot;)" office:value-type="float" office:value="1340" calcext:value-type="float">
            <text:p>134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8" calcext:value-type="float">
            <text:p>16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539]+1" office:value-type="date" office:date-value="2026-02-23" calcext:value-type="date">
            <text:p>2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40]+1" office:value-type="date" office:date-value="2026-02-24" calcext:value-type="date">
            <text:p>2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Sigo evoluindo bem na tarefa em vias de terminar e partir para a próxim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41]+1" office:value-type="date" office:date-value="2026-02-25" calcext:value-type="date">
            <text:p>2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ção de 15 anos de casam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marão.</text:p>
          </table:table-cell>
          <table:table-cell table:number-columns-repeated="1014"/>
        </table:table-row>
        <table:table-row table:style-name="ro13">
          <table:table-cell table:style-name="ce18" table:formula="of:=[.A1542]+1" office:value-type="date" office:date-value="2026-02-26" calcext:value-type="date">
            <text:p>2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Tarefa em revisão e sigo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3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6">00/00/0000</text:date>, <text:time style:data-style-name="N2" text:time-value="19:40:40.5057087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6T19:41:13.053574531</dc:date>
    <meta:editing-duration>P1DT15H26M45S</meta:editing-duration>
    <meta:editing-cycles>1534</meta:editing-cycles>
    <meta:document-statistic meta:table-count="1" meta:cell-count="9286" meta:object-count="0"/>
  </office:meta>
</office:document-meta>
</file>